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80d" officeooo:paragraph-rsid="001f980d"/>
    </style:style>
    <style:style style:name="P2" style:family="paragraph" style:parent-style-name="Standard">
      <style:text-properties officeooo:rsid="00206ff7" officeooo:paragraph-rsid="00206ff7"/>
    </style:style>
    <style:style style:name="P3" style:family="paragraph" style:parent-style-name="Standard">
      <style:text-properties officeooo:rsid="00215c43" officeooo:paragraph-rsid="00215c43"/>
    </style:style>
    <style:style style:name="P4" style:family="paragraph" style:parent-style-name="Standard">
      <style:text-properties fo:font-weight="normal" officeooo:rsid="00223411" officeooo:paragraph-rsid="00223411" style:font-weight-asian="normal" style:font-weight-complex="normal"/>
    </style:style>
    <style:style style:name="P5" style:family="paragraph" style:parent-style-name="Standard">
      <style:text-properties fo:font-weight="bold" officeooo:rsid="00223411" officeooo:paragraph-rsid="00223411" style:font-weight-asian="bold" style:font-weight-complex="bold"/>
    </style:style>
    <style:style style:name="T1" style:family="text">
      <style:text-properties officeooo:rsid="00215c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 AWS services.</text:p>
      <text:p text:style-name="P2">Each region is connected with AWS <text:span text:style-name="T1">private </text:span>network.</text:p>
      <text:p text:style-name="P3">Most AWS services are <text:span text:style-name="T2">region-scoped.</text:span></text:p>
      <text:p text:style-name="P4">Choosing AWS Region:</text:p>
      <text:p text:style-name="P5">1) Compliance: <text:span text:style-name="T3">Data governance and legal requirements. Data never leaves a region without explicit permission.</text:span></text:p>
      <text:p text:style-name="P5">2) Proximity to customers: <text:span text:style-name="T3">Reduced latency.</text:span></text:p>
      <text:p text:style-name="P5">3) Available services within region:<text:span text:style-name="T3"> new services and features aren’t available in every region.</text:span></text:p>
      <text:p text:style-name="P5">4) Pricing: <text:span text:style-name="T3">prices varies region to region. Service pricing page can be used.</text:span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5:54:13.047323415</meta:creation-date>
    <meta:generator>LibreOffice/7.3.7.2$Linux_X86_64 LibreOffice_project/30$Build-2</meta:generator>
    <dc:date>2023-12-26T17:23:22.993257241</dc:date>
    <meta:editing-duration>PT1H29M8S</meta:editing-duration>
    <meta:editing-cycles>5</meta:editing-cycles>
    <meta:document-statistic meta:table-count="0" meta:image-count="0" meta:object-count="0" meta:page-count="1" meta:paragraph-count="8" meta:word-count="67" meta:character-count="448" meta:non-whitespace-character-count="389"/>
  </office:meta>
</office:document-meta>
</file>